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center" style:justify-single-word="false"/>
      <style:text-properties fo:font-size="15pt" fo:font-weight="bold" officeooo:rsid="00083e80" officeooo:paragraph-rsid="00083e80" style:font-size-asian="15pt" style:font-weight-asian="bold" style:font-size-complex="15pt" style:font-weight-complex="bold"/>
    </style:style>
    <style:style style:name="P2" style:family="paragraph" style:parent-style-name="Standard">
      <style:paragraph-properties fo:margin-top="0.0398in" fo:margin-bottom="0.0398in" loext:contextual-spacing="false" fo:line-height="150%" fo:text-align="start" style:justify-single-word="false"/>
      <style:text-properties fo:font-size="13pt" fo:font-weight="normal" officeooo:rsid="00083e80" officeooo:paragraph-rsid="00083e80" style:font-size-asian="13pt" style:font-weight-asian="normal" style:font-size-complex="13pt" style:font-weight-complex="normal"/>
    </style:style>
    <style:style style:name="P3" style:family="paragraph" style:parent-style-name="Standard">
      <style:paragraph-properties fo:margin-top="0.0398in" fo:margin-bottom="0.0398in" loext:contextual-spacing="false" fo:line-height="150%" fo:text-align="start" style:justify-single-word="false"/>
      <style:text-properties fo:font-size="13pt" fo:font-weight="bold" officeooo:rsid="00083e80" officeooo:paragraph-rsid="00083e80"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ết luận</text:p>
      <text:p text:style-name="P2"><text:tab/>Qua quá trình làm bài báo cáo này chúng em có cơ hội được hiểu và làm việc được với môi trường netbeans cũng như ngôn ngữ lập trình Java. Có thể tìm hiểu học hỏi được nhiều trò chơi đơn giản. Hơn thế nữa chúng em còn xây dựng được được trò chơi cụ thể đó là game Flappy Birds. Nhưng bên cạnh đó tuy trò chơi của chúng em đã đạt được một số mục tiêu nhất định tuy nhiên vẫn không tránh khỏi những thiếu sót, khuyết điểm do chưa phát triển được thêm các tính năng, chức năng mới mà còn bị hạn chế. </text:p>
      <text:p text:style-name="P2"><text:tab/>Tuy nhiên n<text:span text:style-name="T3">hờ vào bài báo cáo này mà chúng em có thể rèn luyện khả năng làm việc nhóm, tìm hiểu, đọc tài liệu,… Theo em nghĩ rằng để làm tốt một công việc hay làm tốt về công nghệ thông tin, điều cần thiết không chỉ là có các kiến thức lý thuyết trên trường lớp mà cần có những kinh nghiệm thực tế trong quá trình làm việc. Một trong những kinh nghiệm quan trong không kém đó chính là các kỹ năng mềm. Bên cạnh đó làm việc nhóm còn có thể giúp chúng ta làm việc hiệu quả và năng suất làm việc cao hơn. Và ta cũng nên học hỏi những người xung quanh để có thể rút ra những kinh nghiệm cho chính bản thân mình. </text:span></text:p>
      <text:p text:style-name="P2"><text:span text:style-name="T3"><text:tab/>Và cuối cùng em xin một lần nữa cảm ơn các thầy cô đã định hướng, hỗ trợ và giúp đỡ chúng em để hoàn thành được báo cáo tốt nhất có thể. Em xin chân thành cảm ơn thầy cô đã giúp đỡ và góp ý cho chúng em.</text:span> </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23:02:32.765000000</meta:creation-date>
    <dc:date>2020-07-14T23:11:51.103000000</dc:date>
    <meta:editing-duration>PT9M19S</meta:editing-duration>
    <meta:editing-cycles>1</meta:editing-cycles>
    <meta:document-statistic meta:table-count="0" meta:image-count="0" meta:object-count="0" meta:page-count="1" meta:paragraph-count="4" meta:word-count="293" meta:character-count="1319" meta:non-whitespace-character-count="1024"/>
    <meta:generator>Neat_Office/6.2.8.2$Windows_x86 LibreOffice_project/</meta:generator>
  </office:meta>
</office:document-meta>
</file>